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3">
      <style:paragraph-properties fo:margin-top="0cm" fo:margin-bottom="0cm" loext:contextual-spacing="false"/>
    </style:style>
    <style:style style:name="P5" style:family="paragraph" style:parent-style-name="Preformatted_20_Text">
      <style:paragraph-properties fo:margin-top="0cm" fo:margin-bottom="0.499cm" loext:contextual-spacing="false"/>
    </style:style>
    <style:style style:name="T1" style:family="text">
      <style:text-properties fo:font-weight="bol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Lambda expressions are introduced in Java 8 and are touted to be the biggest feature of Java 8. Lambda expression facilitates functional programming, and simplifies the development a lot.</text:p>
      <text:h text:style-name="Heading_20_2" text:outline-level="2">Syntax</text:h>
      <text:p text:style-name="Text_20_body">A lambda expression is characterized by the following syntax.</text:p>
      <text:p text:style-name="P5">parameter -&gt; expression body</text:p>
      <text:p text:style-name="Text_20_body">Following are the important characteristics of a lambda expression.</text:p>
      <text:list xml:id="list1587470744816346985" text:style-name="L1">
        <text:list-item>
          <text:p text:style-name="P1"><text:span text:style-name="T1">Optional type declaration</text:span> − No need to declare the type of a parameter. The compiler can inference the same from the value of the parameter.</text:p>
        </text:list-item>
        <text:list-item>
          <text:p text:style-name="P1"><text:span text:style-name="T1">Optional parenthesis around parameter</text:span> − No need to declare a single parameter in parenthesis. For multiple parameters, parentheses are required.</text:p>
        </text:list-item>
        <text:list-item>
          <text:p text:style-name="P1"><text:span text:style-name="T1">Optional curly braces</text:span> − No need to use curly braces in expression body if the body contains a single statement.</text:p>
        </text:list-item>
        <text:list-item>
          <text:p text:style-name="P1"><text:span text:style-name="T1">Optional return keyword</text:span> − The compiler automatically returns the value if the body has a single expression to return the value. Curly braces are required to indicate that expression returns a value.</text:p>
        </text:list-item>
      </text:list>
      <text:p text:style-name="Preformatted_20_Text">public class Java8Tester {</text:p>
      <text:p text:style-name="Preformatted_20_Text"/>
      <text:p text:style-name="Preformatted_20_Text"><text:s text:c="3"/>public static void main(String args[]) {</text:p>
      <text:p text:style-name="Preformatted_20_Text"><text:s text:c="6"/>Java8Tester tester = new Java8Tester();</text:p>
      <text:p text:style-name="Preformatted_20_Text"><text:s text:c="16"/></text:p>
      <text:p text:style-name="Preformatted_20_Text"><text:s text:c="6"/>//with type declaration</text:p>
      <text:p text:style-name="Preformatted_20_Text"><text:s text:c="6"/>MathOperation addition = (int a, int b) -&gt; a + b;</text:p>
      <text:p text:style-name="Preformatted_20_Text"><text:s text:c="16"/></text:p>
      <text:p text:style-name="Preformatted_20_Text"><text:s text:c="6"/>//with out type declaration</text:p>
      <text:p text:style-name="Preformatted_20_Text"><text:s text:c="6"/>MathOperation subtraction = (a, b) -&gt; a - b;</text:p>
      <text:p text:style-name="Preformatted_20_Text"><text:s text:c="16"/></text:p>
      <text:p text:style-name="Preformatted_20_Text"><text:s text:c="6"/>//with return statement along with curly braces</text:p>
      <text:p text:style-name="Preformatted_20_Text"><text:s text:c="6"/>MathOperation multiplication = (int a, int b) -&gt; { return a * b; };</text:p>
      <text:p text:style-name="Preformatted_20_Text"><text:s text:c="16"/></text:p>
      <text:p text:style-name="Preformatted_20_Text"><text:s text:c="6"/>//without return statement and without curly braces</text:p>
      <text:p text:style-name="Preformatted_20_Text"><text:s text:c="6"/>MathOperation division = (int a, int b) -&gt; a / b;</text:p>
      <text:p text:style-name="Preformatted_20_Text"><text:s text:c="16"/></text:p>
      <text:p text:style-name="Preformatted_20_Text"><text:s text:c="6"/>System.out.println("10 + 5 = " + tester.operate(10, 5, addition));</text:p>
      <text:p text:style-name="Preformatted_20_Text"><text:s text:c="6"/>System.out.println("10 - 5 = " + tester.operate(10, 5, subtraction));</text:p>
      <text:p text:style-name="Preformatted_20_Text"><text:s text:c="6"/>System.out.println("10 x 5 = " + tester.operate(10, 5, multiplication));</text:p>
      <text:p text:style-name="Preformatted_20_Text"><text:s text:c="6"/>System.out.println("10 / 5 = " + tester.operate(10, 5, division));</text:p>
      <text:p text:style-name="Preformatted_20_Text"><text:s text:c="16"/></text:p>
      <text:p text:style-name="Preformatted_20_Text"><text:s text:c="6"/>//without parenthesis</text:p>
      <text:p text:style-name="Preformatted_20_Text"><text:s text:c="6"/>GreetingService greetService1 = message -&gt;</text:p>
      <text:p text:style-name="Preformatted_20_Text"><text:s text:c="6"/>System.out.println("Hello " + message);</text:p>
      <text:p text:style-name="Preformatted_20_Text"><text:s text:c="16"/></text:p>
      <text:p text:style-name="Preformatted_20_Text"><text:s text:c="6"/>//with parenthesis</text:p>
      <text:p text:style-name="Preformatted_20_Text"><text:s text:c="6"/>GreetingService greetService2 = (message) -&gt;</text:p>
      <text:p text:style-name="Preformatted_20_Text"><text:s text:c="6"/>System.out.println("Hello " + message);</text:p>
      <text:p text:style-name="Preformatted_20_Text"><text:s text:c="16"/></text:p>
      <text:p text:style-name="Preformatted_20_Text"><text:s text:c="6"/>greetService1.sayMessage("Mahesh");</text:p>
      <text:p text:style-name="Preformatted_20_Text"><text:s text:c="6"/>greetService2.sayMessage("Suresh");</text:p>
      <text:p text:style-name="Preformatted_20_Text"><text:s text:c="3"/>}</text:p>
      <text:p text:style-name="Preformatted_20_Text"><text:s text:c="8"/></text:p>
      <text:p text:style-name="Preformatted_20_Text"><text:s text:c="3"/>interface MathOperation {</text:p>
      <text:p text:style-name="Preformatted_20_Text"><text:soft-page-break/><text:s text:c="6"/>int operation(int a, int b);</text:p>
      <text:p text:style-name="Preformatted_20_Text"><text:s text:c="3"/>}</text:p>
      <text:p text:style-name="Preformatted_20_Text"><text:s text:c="8"/></text:p>
      <text:p text:style-name="Preformatted_20_Text"><text:s text:c="3"/>interface GreetingService {</text:p>
      <text:p text:style-name="Preformatted_20_Text"><text:s text:c="6"/>void sayMessage(String message);</text:p>
      <text:p text:style-name="Preformatted_20_Text"><text:s text:c="3"/>}</text:p>
      <text:p text:style-name="Preformatted_20_Text"><text:s text:c="8"/></text:p>
      <text:p text:style-name="Preformatted_20_Text"><text:s text:c="3"/>private int operate(int a, int b, MathOperation mathOperation) {</text:p>
      <text:p text:style-name="Preformatted_20_Text"><text:s text:c="6"/>return mathOperation.operation(a, b);</text:p>
      <text:p text:style-name="Preformatted_20_Text"><text:s text:c="3"/>}</text:p>
      <text:p text:style-name="P5">}</text:p>
      <text:p text:style-name="Text_20_body">It should produce the following output −</text:p>
      <text:p text:style-name="Preformatted_20_Text">10 + 5 = 15</text:p>
      <text:p text:style-name="Preformatted_20_Text">10 - 5 = 5</text:p>
      <text:p text:style-name="Preformatted_20_Text">10 x 5 = 50</text:p>
      <text:p text:style-name="Preformatted_20_Text">10 / 5 = 2</text:p>
      <text:p text:style-name="Preformatted_20_Text">Hello Mahesh</text:p>
      <text:p text:style-name="P5">Hello Suresh</text:p>
      <text:p text:style-name="Text_20_body">Following are the important points to be considered in the above example.</text:p>
      <text:list xml:id="list4926962453801377478" text:style-name="L2">
        <text:list-item>
          <text:p text:style-name="P2">Lambda expressions are used primarily to define inline implementation of a functional interface, i.e., an interface with a single method only. In the above example, we've used various types of lambda expressions to define the operation method of MathOperation interface. Then we have defined the implementation of sayMessage of GreetingService.</text:p>
        </text:list-item>
        <text:list-item>
          <text:p text:style-name="P2">Lambda expression eliminates the need of anonymous class and gives a very simple yet powerful functional programming capability to Java.</text:p>
        </text:list-item>
      </text:list>
      <text:h text:style-name="Heading_20_2" text:outline-level="2">Scope</text:h>
      <text:p text:style-name="Text_20_body">Using lambda expression, you can refer to any final variable or effectively final variable (which is assigned only once). Lambda expression throws a compilation error, if a variable is assigned a value the second time.</text:p>
      <text:h text:style-name="Heading_20_3" text:outline-level="3">Scope Example</text:h>
      <text:p text:style-name="Preformatted_20_Text">public class Java8Tester {</text:p>
      <text:p text:style-name="Preformatted_20_Text"/>
      <text:p text:style-name="Preformatted_20_Text"><text:s text:c="3"/>final static String salutation = "Hello! ";</text:p>
      <text:p text:style-name="Preformatted_20_Text"><text:s text:c="3"/></text:p>
      <text:p text:style-name="Preformatted_20_Text"><text:s text:c="3"/>public static void main(String args[]) {</text:p>
      <text:p text:style-name="Preformatted_20_Text"><text:s text:c="6"/>GreetingService greetService1 = message -&gt; </text:p>
      <text:p text:style-name="Preformatted_20_Text"><text:s text:c="6"/>System.out.println(salutation + message);</text:p>
      <text:p text:style-name="Preformatted_20_Text"><text:s text:c="6"/>greetService1.sayMessage("Mahesh");</text:p>
      <text:p text:style-name="Preformatted_20_Text"><text:s text:c="3"/>}</text:p>
      <text:p text:style-name="Preformatted_20_Text"><text:s text:c="8"/></text:p>
      <text:p text:style-name="Preformatted_20_Text"><text:s text:c="3"/>interface GreetingService {</text:p>
      <text:p text:style-name="Preformatted_20_Text"><text:s text:c="6"/>void sayMessage(String message);</text:p>
      <text:p text:style-name="Preformatted_20_Text"><text:s text:c="3"/>}</text:p>
      <text:p text:style-name="P5">}</text:p>
      <text:p text:style-name="Text_20_body">Method references help to point to methods by their names. A method reference is described using "::" symbol. A method reference can be used to point the following types of methods −</text:p>
      <text:list xml:id="list1270445113964372392" text:style-name="L3">
        <text:list-item>
          <text:p text:style-name="P4"><text:soft-page-break/>Static methods </text:p>
        </text:list-item>
        <text:list-item>
          <text:p text:style-name="P4">Instance methods </text:p>
        </text:list-item>
        <text:list-item>
          <text:p text:style-name="P3">Constructors using new operator (TreeSet::new) </text:p>
        </text:list-item>
      </text:list>
      <text:h text:style-name="Heading_20_2" text:outline-level="2">Method Reference Example</text:h>
      <text:p text:style-name="Preformatted_20_Text">import java.util.List;</text:p>
      <text:p text:style-name="Preformatted_20_Text">import java.util.ArrayList;</text:p>
      <text:p text:style-name="Preformatted_20_Text"/>
      <text:p text:style-name="Preformatted_20_Text">public class Java8Tester {</text:p>
      <text:p text:style-name="Preformatted_20_Text"/>
      <text:p text:style-name="Preformatted_20_Text"><text:s text:c="3"/>public static void main(String args[]) {</text:p>
      <text:p text:style-name="Preformatted_20_Text"><text:s text:c="6"/>List names = new ArrayList();</text:p>
      <text:p text:style-name="Preformatted_20_Text"><text:s text:c="16"/></text:p>
      <text:p text:style-name="Preformatted_20_Text"><text:s text:c="6"/>names.add("Mahesh");</text:p>
      <text:p text:style-name="Preformatted_20_Text"><text:s text:c="6"/>names.add("Suresh");</text:p>
      <text:p text:style-name="Preformatted_20_Text"><text:s text:c="6"/>names.add("Ramesh");</text:p>
      <text:p text:style-name="Preformatted_20_Text"><text:s text:c="6"/>names.add("Naresh");</text:p>
      <text:p text:style-name="Preformatted_20_Text"><text:s text:c="6"/>names.add("Kalpesh");</text:p>
      <text:p text:style-name="Preformatted_20_Text"><text:s text:c="16"/></text:p>
      <text:p text:style-name="Preformatted_20_Text"><text:s text:c="6"/>names.forEach(System.out::println);</text:p>
      <text:p text:style-name="Preformatted_20_Text"><text:s text:c="3"/>}</text:p>
      <text:p text:style-name="P5">}</text:p>
      <text:p text:style-name="Text_20_body">Functional interfaces have a single functionality to exhibit. For example, a Comparable interface with a single method ‘compareTo’ is used for comparison purpose. Java 8 has defined a lot of functional interfaces to be used extensively in lambda expressions. Following is the list of functional interfaces defined in java.util.Function package.</text:p>
      <text:h text:style-name="Heading_20_2" text:outline-level="2">Functional Interface Example</text:h>
      <text:p text:style-name="Text_20_body">Predicate &lt;T&gt; interface is a functional interface with a method test(Object) to return a Boolean value. This interface signifies that an object is tested to be true or false</text:p>
      <text:p text:style-name="Preformatted_20_Text"/>
      <text:p text:style-name="Preformatted_20_Text">public class Java8Tester {</text:p>
      <text:p text:style-name="Preformatted_20_Text"/>
      <text:p text:style-name="Preformatted_20_Text"><text:s text:c="3"/>public static void main(String args[]) {</text:p>
      <text:p text:style-name="Preformatted_20_Text"><text:s text:c="6"/>List&lt;Integer&gt; list = Arrays.asList(1, 2, 3, 4, 5, 6, 7, 8, 9);</text:p>
      <text:p text:style-name="Preformatted_20_Text"><text:s text:c="16"/></text:p>
      <text:p text:style-name="Preformatted_20_Text"><text:s text:c="6"/>// Predicate&lt;Integer&gt; predicate = n -&gt; true</text:p>
      <text:p text:style-name="Preformatted_20_Text"><text:s text:c="6"/>// n is passed as parameter to test method of Predicate interface</text:p>
      <text:p text:style-name="Preformatted_20_Text"><text:s text:c="6"/>// test method will always return true no matter what value n has.</text:p>
      <text:p text:style-name="Preformatted_20_Text"><text:s text:c="16"/></text:p>
      <text:p text:style-name="Preformatted_20_Text"><text:s text:c="6"/>System.out.println("Print all numbers:");</text:p>
      <text:p text:style-name="Preformatted_20_Text"><text:s text:c="16"/></text:p>
      <text:p text:style-name="Preformatted_20_Text"><text:s text:c="6"/>//pass n as parameter</text:p>
      <text:p text:style-name="Preformatted_20_Text"><text:s text:c="6"/>eval(list, n-&gt;true);</text:p>
      <text:p text:style-name="Preformatted_20_Text"><text:s text:c="16"/></text:p>
      <text:p text:style-name="Preformatted_20_Text"><text:s text:c="6"/>// Predicate&lt;Integer&gt; predicate1 = n -&gt; n%2 == 0</text:p>
      <text:p text:style-name="Preformatted_20_Text"><text:s text:c="6"/>// n is passed as parameter to test method of Predicate interface</text:p>
      <text:p text:style-name="Preformatted_20_Text"><text:s text:c="6"/>// test method will return true if n%2 comes to be zero</text:p>
      <text:p text:style-name="Preformatted_20_Text"><text:s text:c="16"/></text:p>
      <text:p text:style-name="Preformatted_20_Text"><text:s text:c="6"/>System.out.println("Print even numbers:");</text:p>
      <text:p text:style-name="Preformatted_20_Text"><text:s text:c="6"/>eval(list, n-&gt; n%2 == 0 );</text:p>
      <text:p text:style-name="Preformatted_20_Text"><text:s text:c="16"/></text:p>
      <text:p text:style-name="Preformatted_20_Text"><text:s text:c="6"/>// Predicate&lt;Integer&gt; predicate2 = n -&gt; n &gt; 3</text:p>
      <text:p text:style-name="Preformatted_20_Text"><text:s text:c="6"/>// n is passed as parameter to test method of Predicate interface</text:p>
      <text:p text:style-name="Preformatted_20_Text"><text:soft-page-break/><text:s text:c="6"/>// test method will return true if n is greater than 3.</text:p>
      <text:p text:style-name="Preformatted_20_Text"><text:s text:c="16"/></text:p>
      <text:p text:style-name="Preformatted_20_Text"><text:s text:c="6"/>System.out.println("Print numbers greater than 3:");</text:p>
      <text:p text:style-name="Preformatted_20_Text"><text:s text:c="6"/>eval(list, n-&gt; n &gt; 3 );</text:p>
      <text:p text:style-name="Preformatted_20_Text"><text:s text:c="3"/>}</text:p>
      <text:p text:style-name="Preformatted_20_Text"><text:s text:c="8"/></text:p>
      <text:p text:style-name="Preformatted_20_Text"><text:s text:c="3"/>public static void eval(List&lt;Integer&gt; list, Predicate&lt;Integer&gt; predicate) {</text:p>
      <text:p text:style-name="Preformatted_20_Text"/>
      <text:p text:style-name="Preformatted_20_Text"><text:s text:c="6"/>for(Integer n: list) {</text:p>
      <text:p text:style-name="Preformatted_20_Text"/>
      <text:p text:style-name="Preformatted_20_Text"><text:s text:c="9"/>if(predicate.test(n)) {</text:p>
      <text:p text:style-name="Preformatted_20_Text"><text:s text:c="12"/>System.out.println(n + " ");</text:p>
      <text:p text:style-name="Preformatted_20_Text"><text:s text:c="9"/>}</text:p>
      <text:p text:style-name="Preformatted_20_Text"><text:s text:c="6"/>}</text:p>
      <text:p text:style-name="Preformatted_20_Text"><text:s text:c="3"/>}</text:p>
      <text:p text:style-name="P5">}</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10-26T19:58:22.238076831</meta:creation-date>
    <dc:date>2021-10-26T20:01:31.872072846</dc:date>
    <meta:editing-duration>PT3M9S</meta:editing-duration>
    <meta:editing-cycles>3</meta:editing-cycles>
    <meta:generator>LibreOffice/5.1.2.2$Linux_X86_64 LibreOffice_project/10m0$Build-2</meta:generator>
    <meta:document-statistic meta:table-count="0" meta:image-count="0" meta:object-count="0" meta:page-count="4" meta:paragraph-count="139" meta:word-count="841" meta:character-count="6213" meta:non-whitespace-character-count="4767"/>
  </office:meta>
</office:document-meta>
</file>